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Liberation Mono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2" style:family="paragraph" style:parent-style-name="Standard">
      <style:text-properties style:font-name="Liberation Mono" fo:font-size="12pt" fo:language="zxx" fo:country="none" officeooo:paragraph-rsid="001e958e" style:font-size-asian="12pt" style:language-asian="zxx" style:country-asian="none" style:font-size-complex="12pt" style:language-complex="zxx" style:country-complex="none"/>
    </style:style>
    <style:style style:name="P3" style:family="paragraph" style:parent-style-name="Standard">
      <style:paragraph-properties fo:break-before="page"/>
      <style:text-properties style:font-name="Liberation Mono" fo:font-size="12pt" fo:language="zxx" fo:country="none" officeooo:paragraph-rsid="001e958e" style:font-size-asian="12pt" style:language-asian="zxx" style:country-asian="none" style:font-size-complex="12pt" style:language-complex="zxx" style:country-complex="none"/>
    </style:style>
    <style:style style:name="P4" style:family="paragraph" style:parent-style-name="Standard">
      <style:text-properties fo:color="#2a6099" loext:opacity="100%" style:font-name="Liberation Mono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break-before="page"/>
      <style:text-properties fo:color="#2a6099" loext:opacity="100%" style:font-name="Liberation Mono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" style:family="text">
      <style:text-properties fo:color="#2a6099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-- Complete este script resolvendo as consultas propostas.</text:p>
      <text:p text:style-name="P4">-- Entregue pelo moodle em formato PDF.</text:p>
      <text:p text:style-name="P4"/>
      <text:p text:style-name="P4">-- 1. Selecionar título, ano e bilheteria de filmes, em ordem descendente de bilheteria.<text:tab/></text:p>
      <text:p text:style-name="P1">select titulo, ano, bilheteria from filme order by bilheteria desc;</text:p>
      <text:p text:style-name="P4"/>
      <text:p text:style-name="P4">-- 2. Para cada filme, exibir o título e o lucro como a proporção da bilheteria em relação ao custo.</text:p>
      <text:p text:style-name="P1">select titulo, (bilheteria * 100 / custo) as lucro from filme;</text:p>
      <text:p text:style-name="P4"/>
      <text:p text:style-name="P4">-- 3. Retornar título de filmes que contaram com a participação de artistas com altura superior a 1.9 metros.</text:p>
      <text:p text:style-name="P4">-- Mostrar o nome do artista e a altura também.</text:p>
      <text:p text:style-name="P1">select f.titulo, a.nome, a.altura from filme f, elenco e, ator a where f.idFilme = e.idFilme and e.idAtor = a.idAtor and a.altura &gt;= 1.9;</text:p>
      <text:p text:style-name="P4"/>
      <text:p text:style-name="P4">-- 4. Mostrar quantos filmes foram contracenados por cada sexo.</text:p>
      <text:p text:style-name="P1">select a.sexo, count(f.idFilme) as nFilmes</text:p>
      <text:p text:style-name="P1">from filme f, elenco e, ator a</text:p>
      <text:p text:style-name="P1">where f.idFilme = e.idFilme and e.idAtor = a.idAtor</text:p>
      <text:p text:style-name="P1">group by a.sexo;</text:p>
      <text:p text:style-name="P4"/>
      <text:p text:style-name="P4">-- 5. Para cada artista, retornar o nome e a quantidade de filmes dos quais ele participou. <text:s/></text:p>
      <text:p text:style-name="P4">-- Ordenar pela contagem decrescente de filmes.</text:p>
      <text:p text:style-name="P1">select a.nome, count(f.idFilme) as nFilmes</text:p>
      <text:p text:style-name="P1">from filme f, elenco e, ator a</text:p>
      <text:p text:style-name="P1">where f.idFilme = e.idFilme and e.idAtor = a.idAtor</text:p>
      <text:p text:style-name="P1">group by a.nome</text:p>
      <text:p text:style-name="P1">order by nFilmes desc;</text:p>
      <text:p text:style-name="P4"/>
      <text:p text:style-name="P4">-- 6. Para cada filme, retornar o título e a quantidade de artistas. <text:s/></text:p>
      <text:p text:style-name="P4">-- Ordenar pela contagem crescente de artistas.</text:p>
      <text:p text:style-name="P1">select f.titulo, count(a.idAtor) as nAtores</text:p>
      <text:p text:style-name="P1">from filme f, elenco e, ator a</text:p>
      <text:p text:style-name="P1">where f.idFilme = e.idFilme and e.idAtor = a.idAtor</text:p>
      <text:p text:style-name="P1">group by f.titulo</text:p>
      <text:p text:style-name="P1">order by nAtores asc;</text:p>
      <text:p text:style-name="P4"/>
      <text:p text:style-name="P4">-- 7. Mostrar título de filmes e de seus artistas.</text:p>
      <text:p text:style-name="P1">select f.titulo, a.nome</text:p>
      <text:p text:style-name="P1">from filme f, elenco e, ator a</text:p>
      <text:p text:style-name="P1">where f.idFilme = e.idFilme and e.idAtor = a.idAtor</text:p>
      <text:p text:style-name="P1">order by f.titulo asc, a.nome asc;</text:p>
      <text:p text:style-name="P4"/>
      <text:p text:style-name="P5"/>
      <text:p text:style-name="P4">-- 8. Retornar título e ano dos filmes estrelados por Leonardo DiCaprio.</text:p>
      <text:p text:style-name="P1">select f.titulo, f.ano</text:p>
      <text:p text:style-name="P1">from filme f, elenco e, ator a</text:p>
      <text:p text:style-name="P1">where f.idFilme = e.idFilme and e.idAtor = a.idAtor and a.nome = "Leonardo DiCaprio";</text:p>
      <text:p text:style-name="P4"/>
      <text:p text:style-name="P4">-- 9. Retornar a quantidade de filmes estrelados por Leonardo DiCaprio.</text:p>
      <text:p text:style-name="P1">select count(f.idFilme)</text:p>
      <text:p text:style-name="P1">from filme f, elenco e, ator a</text:p>
      <text:p text:style-name="P1">where f.idFilme = e.idFilme and e.idAtor = a.idAtor and a.nome = "Leonardo DiCaprio";</text:p>
      <text:p text:style-name="P4"/>
      <text:p text:style-name="P4">-- 10. Retornar o título do filme, o nome do diretor e de seus artistas. </text:p>
      <text:p text:style-name="P4">-- Retorne ordenado, de modo que os registros referentes ao mesmo filme apareçam próximos um do outro.</text:p>
      <text:p text:style-name="P1">select f.titulo, d.nome, a.nome</text:p>
      <text:p text:style-name="P1">from filme f, elenco e, ator a, diretor d</text:p>
      <text:p text:style-name="P1">where f.idFilme = e.idFilme and e.idAtor = a.idAtor and f.idDiretor = d.idDiretor</text:p>
      <text:p text:style-name="P2">order by f.titulo asc, a.nome asc;</text:p>
      <text:p text:style-name="P3"><text:span text:style-name="T1">-- Os próximos exercícios não serão avaliados, mas podem ser entregues junto com os demais.</text:span></text:p>
      <text:p text:style-name="P4"/>
      <text:p text:style-name="P4">-- 11. Retornar nome e idade de artistas, apenas para idades menores do que 30 ou maiores do que 70 anos.</text:p>
      <text:p text:style-name="P1">select nome, if(falec is not null, timestampdiff(year, nasc, falec), timestampdiff(year, nasc, current_date)) as idade</text:p>
      <text:p text:style-name="P1">from ator</text:p>
      <text:p text:style-name="P1">where if(falec is not null, timestampdiff(year, nasc, falec), timestampdiff(year, nasc, current_date)) not between 30 and 70;</text:p>
      <text:p text:style-name="P4"/>
      <text:p text:style-name="P4">-- 12. Exibir o título de filmes e o seu elenco. </text:p>
      <text:p text:style-name="P4">-- Os artistas devem ser exibidos juntos, separados por vírgula.</text:p>
      <text:p text:style-name="P1">select f.titulo, group_concat(a.nome separator ', ')</text:p>
      <text:p text:style-name="P1">from filme f, elenco e, ator a</text:p>
      <text:p text:style-name="P1">where f.idFilme = e.idFilme and e.idAtor = a.idAtor</text:p>
      <text:p text:style-name="P1">group by f.titulo;</text:p>
      <text:p text:style-name="P4"/>
      <text:p text:style-name="P4">-- 13. Selecionar nomes de artistas que já trabalharam em filmes de 'Steven Spielberg'.</text:p>
      <text:p text:style-name="P1">select distinct a.nome</text:p>
      <text:p text:style-name="P1">from filme f, elenco e, ator a, diretor d</text:p>
      <text:p text:style-name="P1">where f.idFilme = e.idFilme and e.idAtor = a.idAtor and f.idDiretor = d.idDiretor and d.nome = "Steven Spielberg";</text:p>
      <text:p text:style-name="P4"/>
      <text:p text:style-name="P4">-- 14. Selecionar nomes de artistas que já trabalharam mais do que uma vez em filmes de 'Steven Spielberg'.</text:p>
      <text:p text:style-name="P1">select a.nome</text:p>
      <text:p text:style-name="P1">from filme f, elenco e, ator a, diretor d</text:p>
      <text:p text:style-name="P1">where f.idFilme = e.idFilme and e.idAtor = a.idAtor and f.idDiretor = d.idDiretor and d.nome = "Steven Spielberg"</text:p>
      <text:p text:style-name="P1">group by a.nome</text:p>
      <text:p text:style-name="P1">having count(*) &gt; 1;</text:p>
      <text:p text:style-name="P4"/>
      <text:p text:style-name="P4">-- 15. Para cada diretor, exibir seu nome e o nome dos artistas que já trabalharam mais do que uma vez em seus filmes.</text:p>
      <text:p text:style-name="P4">-- Exibir a quantidade de trabalhos de cada artista. </text:p>
      <text:p text:style-name="P1">select d.nome, a.nome, count(*)</text:p>
      <text:p text:style-name="P1">from filme f, elenco e, ator a, diretor d</text:p>
      <text:p text:style-name="P1">where f.idFilme = e.idFilme and e.idAtor = a.idAtor and f.idDiretor = d.idDiretor</text:p>
      <text:p text:style-name="P1">group by d.nome, a.nome</text:p>
      <text:p text:style-name="P1">having count(*) &gt; 1;</text:p>
      <text:p text:style-name="P4"/>
      <text:p text:style-name="P4">-- 16 Selecione pares de filmes cujo título tenham os três primeiros caracteres iguais.</text:p>
      <text:p text:style-name="P4">-- Para cada par encontrado, exiba os títulos.</text:p>
      <text:p text:style-name="P4">-- Evite que o mesmo par seja retornado mais do que uma vez;</text:p>
      <text:p text:style-name="P1">select f1.titulo, f2.titulo</text:p>
      <text:p text:style-name="P1">from filme f1, filme f2</text:p>
      <text:p text:style-name="P1">where substr(f1.titulo, 1, 3) = substr(f2.titulo, 1, 3) and f1.idFilme &lt; f2.idFilme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11:37:00.333423588</meta:creation-date>
    <dc:date>2024-06-05T11:41:20.810232667</dc:date>
    <meta:editing-duration>PT4M21S</meta:editing-duration>
    <meta:editing-cycles>1</meta:editing-cycles>
    <meta:generator>LibreOffice/7.4.7.2$Linux_X86_64 LibreOffice_project/40$Build-2</meta:generator>
    <meta:document-statistic meta:table-count="0" meta:image-count="0" meta:object-count="0" meta:page-count="3" meta:paragraph-count="81" meta:word-count="749" meta:character-count="4436" meta:non-whitespace-character-count="3760"/>
  </office:meta>
</office:document-meta>
</file>